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izes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]/[.A1]" office:value-type="float" office:value="1.5" calcext:value-type="float">
            <text:p>1,5</text:p>
          </table:table-cell>
          <table:table-cell/>
          <table:table-cell office:value-type="string" calcext:value-type="string">
            <text:p>Máximo</text:p>
          </table:table-cell>
          <table:table-cell table:formula="of:=MAX([.C1:.C100])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2]/[.A2]" office:value-type="float" office:value="1" calcext:value-type="float">
            <text:p>1</text:p>
          </table:table-cell>
          <table:table-cell/>
          <table:table-cell office:value-type="string" calcext:value-type="string">
            <text:p>Mínimo</text:p>
          </table:table-cell>
          <table:table-cell table:formula="of:=MIN([.C1:.C1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]/[.A3]" office:value-type="float" office:value="1.42857142857143" calcext:value-type="float">
            <text:p>1,42857142857143</text:p>
          </table:table-cell>
          <table:table-cell/>
          <table:table-cell office:value-type="string" calcext:value-type="string">
            <text:p>Promedio</text:p>
          </table:table-cell>
          <table:table-cell table:formula="of:=AVERAGE([.C1:.C100])" office:value-type="float" office:value="1.33606349206349" calcext:value-type="float">
            <text:p>1,33606349206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4]/[.A4]" office:value-type="float" office:value="2" calcext:value-type="float">
            <text:p>2</text:p>
          </table:table-cell>
          <table:table-cell/>
          <table:table-cell office:value-type="string" calcext:value-type="string">
            <text:p>Desviación</text:p>
          </table:table-cell>
          <table:table-cell table:formula="of:=STDEVA([.C1:.C100])" office:value-type="float" office:value="0.274694952971483" calcext:value-type="float">
            <text:p>0,27469495297148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5]/[.A5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6]/[.A6]" office:value-type="float" office:value="1.16666666666667" calcext:value-type="float">
            <text:p>1,166666666666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7]/[.A7]" office:value-type="float" office:value="1.22222222222222" calcext:value-type="float">
            <text:p>1,2222222222222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8]/[.A8]" office:value-type="float" office:value="1.11111111111111" calcext:value-type="float">
            <text:p>1,1111111111111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9]/[.A9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10]/[.A10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11]/[.A11]" office:value-type="float" office:value="1.125" calcext:value-type="float">
            <text:p>1,1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12]/[.A12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3]/[.A13]" office:value-type="float" office:value="1.28571428571429" calcext:value-type="float">
            <text:p>1,285714285714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4]/[.A14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5]/[.A15]" office:value-type="float" office:value="1.14285714285714" calcext:value-type="float">
            <text:p>1,1428571428571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16]/[.A16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[.B17]/[.A17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18]/[.A18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19]/[.A19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20]/[.A20]" office:value-type="float" office:value="1.42857142857143" calcext:value-type="float">
            <text:p>1,428571428571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21]/[.A21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2]/[.A22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3]/[.A23]" office:value-type="float" office:value="1.16666666666667" calcext:value-type="float">
            <text:p>1,166666666666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24]/[.A24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25]/[.A25]" office:value-type="float" office:value="1.16666666666667" calcext:value-type="float">
            <text:p>1,1666666666666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26]/[.A2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27]/[.A27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28]/[.A28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29]/[.A29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0]/[.A30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31]/[.A31]" office:value-type="float" office:value="1.28571428571429" calcext:value-type="float">
            <text:p>1,285714285714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[.B32]/[.A32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33]/[.A33]" office:value-type="float" office:value="1.22222222222222" calcext:value-type="float">
            <text:p>1,222222222222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4]/[.A34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35]/[.A35]" office:value-type="float" office:value="1.42857142857143" calcext:value-type="float">
            <text:p>1,4285714285714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36]/[.A36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B37]/[.A37]" office:value-type="float" office:value="1.16666666666667" calcext:value-type="float">
            <text:p>1,166666666666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8]/[.A38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39]/[.A39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40]/[.A40]" office:value-type="float" office:value="1.22222222222222" calcext:value-type="float">
            <text:p>1,222222222222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41]/[.A41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.B42]/[.A42]" office:value-type="float" office:value="1.125" calcext:value-type="float">
            <text:p>1,12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43]/[.A4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44]/[.A44]" office:value-type="float" office:value="1.14285714285714" calcext:value-type="float">
            <text:p>1,142857142857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5]/[.A45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46]/[.A46]" office:value-type="float" office:value="1.375" calcext:value-type="float">
            <text:p>1,3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7]/[.A47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48]/[.A48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49]/[.A49]" office:value-type="float" office:value="1.22222222222222" calcext:value-type="float">
            <text:p>1,222222222222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50]/[.A50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51]/[.A5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52]/[.A52]" office:value-type="float" office:value="1.42857142857143" calcext:value-type="float">
            <text:p>1,4285714285714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53]/[.A53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54]/[.A54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55]/[.A55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56]/[.A56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57]/[.A57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58]/[.A58]" office:value-type="float" office:value="1.44444444444444" calcext:value-type="float">
            <text:p>1,4444444444444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B59]/[.A59]" office:value-type="float" office:value="1.42857142857143" calcext:value-type="float">
            <text:p>1,428571428571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0]/[.A60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61]/[.A61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62]/[.A62]" office:value-type="float" office:value="1.28571428571429" calcext:value-type="float">
            <text:p>1,2857142857142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63]/[.A63]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64]/[.A64]" office:value-type="float" office:value="1.57142857142857" calcext:value-type="float">
            <text:p>1,5714285714285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65]/[.A65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66]/[.A66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67]/[.A67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68]/[.A68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69]/[.A6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70]/[.A7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71]/[.A71]" office:value-type="float" office:value="1.22222222222222" calcext:value-type="float">
            <text:p>1,2222222222222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72]/[.A72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73]/[.A73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4]/[.A7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75]/[.A75]" office:value-type="float" office:value="1.375" calcext:value-type="float">
            <text:p>1,37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6]/[.A76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77]/[.A77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78]/[.A78]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79]/[.A79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80]/[.A80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81]/[.A81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82]/[.A8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83]/[.A83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84]/[.A84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5]/[.A85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86]/[.A86]" office:value-type="float" office:value="1.14285714285714" calcext:value-type="float">
            <text:p>1,1428571428571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7]/[.A87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[.B88]/[.A88]" office:value-type="float" office:value="1.2" calcext:value-type="float">
            <text:p>1,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89]/[.A89]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90]/[.A90]" office:value-type="float" office:value="1.14285714285714" calcext:value-type="float">
            <text:p>1,1428571428571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91]/[.A91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92]/[.A92]" office:value-type="float" office:value="1.11111111111111" calcext:value-type="float">
            <text:p>1,1111111111111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93]/[.A93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94]/[.A94]" office:value-type="float" office:value="1.28571428571429" calcext:value-type="float">
            <text:p>1,285714285714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B95]/[.A95]" office:value-type="float" office:value="1.66666666666667" calcext:value-type="float">
            <text:p>1,666666666666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96]/[.A96]" office:value-type="float" office:value="1.25" calcext:value-type="float">
            <text:p>1,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B97]/[.A97]" office:value-type="float" office:value="1.4" calcext:value-type="float">
            <text:p>1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B98]/[.A98]"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99]/[.A99]" office:value-type="float" office:value="1.33333333333333" calcext:value-type="float">
            <text:p>1,3333333333333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B100]/[.A100]" office:value-type="float" office:value="1.6" calcext:value-type="float">
            <text:p>1,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101]/[.A101]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22:09:36.795458576</dc:date>
    <meta:editing-duration>PT7M11S</meta:editing-duration>
    <meta:editing-cycles>1</meta:editing-cycles>
    <meta:document-statistic meta:table-count="1" meta:cell-count="311" meta:object-count="0"/>
    <meta:generator>LibreOffice/6.0.6.2$Linux_X86_64 LibreOffice_project/00m0$Build-2</meta:generator>
  </office:meta>
</office:document-meta>
</file>